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900000016F32E0ADE3F78309B3.png" manifest:media-type="image/png"/>
  <manifest:file-entry manifest:full-path="Pictures/100000000000049E000002F52A9588BADF354A8C.png" manifest:media-type="image/png"/>
  <manifest:file-entry manifest:full-path="Pictures/1000000100000780000004385F3B015D2CB85725.png" manifest:media-type="image/png"/>
  <manifest:file-entry manifest:full-path="Pictures/10000000000003E8000003E88C5D2616D3FEFA3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Condensed" svg:font-family="RobotoCondensed"/>
    <style:font-face style:name="RobotoCondensed1" svg:font-family="RobotoCondensed" style:font-pitch="variable"/>
    <style:font-face style:name="Segoe UI" svg:font-family="'Segoe UI'" style:font-family-generic="system" style:font-pitch="variable"/>
    <style:font-face style:name="Sriracha" svg:font-family="Sriracha" style:font-pitch="variable"/>
    <style:font-face style:name="Sriracha1" svg:font-family="Sriracha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opacity="0%" draw:fill-color="#113a01"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svg:stroke-width="0.1cm" svg:stroke-color="#113a01" draw:marker-start-width="0.35cm" draw:marker-end-width="0.35cm" draw:fill="none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872cm" fo:min-width="1.622cm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opacity="0%" draw:fill-color="#6e0000" draw:textarea-horizontal-align="justify" draw:textarea-vertical-align="middle" draw:auto-grow-height="false" fo:min-height="0.812cm" fo:min-width="0.562cm" loext:decorative="false"/>
    </style:style>
    <style:style style:name="gr6" style:family="graphic" style:parent-style-name="standard">
      <style:graphic-properties draw:stroke="none" draw:fill="none" draw:fill-color="#ffffff" draw:auto-grow-width="true" fo:min-height="0.937cm" fo:min-width="0.4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gr11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auto-grow-width="true" fo:min-height="0.937cm" fo:min-width="1.137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3a01"/>
      <style:paragraph-properties fo:text-align="center"/>
    </style:style>
    <style:style style:name="P3" style:family="paragraph">
      <loext:graphic-properties draw:fill="none" draw:fill-color="#fffffe"/>
      <style:paragraph-properties fo:text-align="center"/>
    </style:style>
    <style:style style:name="P4" style:family="paragraph">
      <loext:graphic-properties draw:fill="solid" draw:fill-color="#fffffe"/>
      <style:paragraph-properties fo:text-align="center"/>
    </style:style>
    <style:style style:name="P5" style:family="paragraph">
      <loext:graphic-properties draw:fill-color="#6e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RobotoCondense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  <style:text-properties fo:color="#113a01" loext:opacity="100%" style:font-name="Sriracha1"/>
    </style:style>
    <style:style style:name="T1" style:family="text">
      <style:text-properties style:font-name="RobotoCondensed"/>
    </style:style>
    <style:style style:name="T2" style:family="text">
      <style:text-properties fo:font-variant="normal" fo:text-transform="none" fo:color="#113a01" loext:opacity="100%" style:text-line-through-style="none" style:text-line-through-type="none" style:text-position="0% 100%" style:font-name="Sriracha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4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draw:frame draw:style-name="gr7" draw:text-style-name="P7" draw:layer="layout" svg:width="17cm" svg:height="6.5cm" svg:x="4.5cm" svg:y="11.5cm">
          <draw:text-box>
            <text:p><text:span text:style-name="T1">Le sage a dit : « Le pardon est divin, mais ne paie jamais plein tarif pour une pizza en retard ».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Michelangelo</text:span></text:p>
          </draw:text-box>
        </draw:frame>
        <draw:frame draw:style-name="gr8" draw:text-style-name="P8" draw:layer="layout" svg:width="12.5cm" svg:height="6.993cm" svg:x="8.5cm" svg:y="0.5cm">
          <draw:image xlink:href="Pictures/10000001000002900000016F32E0ADE3F78309B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draw:frame draw:style-name="gr11" draw:text-style-name="P11" draw:layer="layout" svg:width="17.5cm" svg:height="4.5cm" svg:x="5.5cm" svg:y="0cm">
          <draw:text-box>
            <text:p text:style-name="P10"><text:span text:style-name="T2">Arborescence</text:span></text:p>
          </draw:text-box>
        </draw:frame>
        <draw:frame draw:style-name="gr12" draw:text-style-name="P1" draw:layer="layout" svg:width="18.39cm" svg:height="11.778cm" svg:x="4.61cm" svg:y="3.222cm">
          <draw:image xlink:href="Pictures/100000000000049E000002F52A9588BADF354A8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draw:frame draw:style-name="gr13" draw:text-style-name="P11" draw:layer="layout" svg:width="17.5cm" svg:height="4.5cm" svg:x="5.5cm" svg:y="-0.5cm">
          <draw:text-box>
            <text:p text:style-name="P10"><text:span text:style-name="T2">Moodboard</text:span></text:p>
          </draw:text-box>
        </draw:frame>
        <draw:frame draw:style-name="gr12" draw:text-style-name="P1" draw:layer="layout" svg:width="13cm" svg:height="13cm" svg:x="7.5cm" svg:y="2.2cm">
          <draw:image xlink:href="Pictures/10000000000003E8000003E88C5D2616D3FEFA3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8" draw:text-style-name="P8" draw:layer="layout" svg:width="25.61cm" svg:height="14.406cm" svg:x="1.89cm" svg:y="1.344cm">
          <draw:image xlink:href="Pictures/1000000100000780000004385F3B015D2CB85725.png" xlink:type="simple" xlink:show="embed" xlink:actuate="onLoad" draw:mime-type="image/png">
            <text:p/>
          </draw:image>
        </draw:frame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draw:frame draw:style-name="gr14" draw:text-style-name="P11" draw:layer="layout" svg:width="17.5cm" svg:height="4.5cm" svg:x="5.5cm" svg:y="0cm">
          <draw:text-box>
            <text:p text:style-name="P10"><text:span text:style-name="T2">Maquette Figm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393cm" svg:height="1.187cm" svg:x="25.34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0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393cm" svg:height="1.187cm" svg:x="25.122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Condensed" svg:font-family="RobotoCondensed"/>
    <style:font-face style:name="RobotoCondensed1" svg:font-family="RobotoCondensed" style:font-pitch="variable"/>
    <style:font-face style:name="Segoe UI" svg:font-family="'Segoe UI'" style:font-family-generic="system" style:font-pitch="variable"/>
    <style:font-face style:name="Sriracha" svg:font-family="Sriracha" style:font-pitch="variable"/>
    <style:font-face style:name="Sriracha1" svg:font-family="Sriracha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6:05:26.656000000</meta:creation-date>
    <dc:date>2023-11-23T09:50:03.707000000</dc:date>
    <meta:editing-duration>PT1H21M50S</meta:editing-duration>
    <meta:editing-cycles>7</meta:editing-cycles>
    <meta:generator>LibreOffice/7.6.2.1$Windows_X86_64 LibreOffice_project/56f7684011345957bbf33a7ee678afaf4d2ba333</meta:generator>
    <meta:document-statistic meta:object-count="149"/>
  </office:meta>
</office:document-meta>
</file>